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071345" officeooo:paragraph-rsid="00071345"/>
    </style:style>
    <style:style style:name="P2" style:family="paragraph" style:parent-style-name="Standard">
      <style:text-properties style:font-name="Palatino Linotype" officeooo:rsid="000805e9" officeooo:paragraph-rsid="000805e9"/>
    </style:style>
    <style:style style:name="P3" style:family="paragraph" style:parent-style-name="Standard">
      <style:text-properties style:font-name="Palatino Linotype" officeooo:rsid="0008a2f6" officeooo:paragraph-rsid="0008a2f6"/>
    </style:style>
    <style:style style:name="P4" style:family="paragraph" style:parent-style-name="Standard">
      <style:text-properties style:font-name="Palatino Linotype" officeooo:rsid="0008a2f6" officeooo:paragraph-rsid="0008d6ad"/>
    </style:style>
    <style:style style:name="P5" style:family="paragraph" style:parent-style-name="Standard">
      <style:text-properties style:font-name="Palatino Linotype" officeooo:rsid="0008a2f6" officeooo:paragraph-rsid="000cb13e"/>
    </style:style>
    <style:style style:name="P6" style:family="paragraph" style:parent-style-name="Standard">
      <style:text-properties style:font-name="Palatino Linotype" officeooo:rsid="0008d6ad" officeooo:paragraph-rsid="0008d6ad"/>
    </style:style>
    <style:style style:name="P7" style:family="paragraph" style:parent-style-name="Standard">
      <style:text-properties style:font-name="Palatino Linotype" officeooo:rsid="0009e9d5" officeooo:paragraph-rsid="0009e9d5"/>
    </style:style>
    <style:style style:name="P8" style:family="paragraph" style:parent-style-name="Standard">
      <style:text-properties style:font-name="Palatino Linotype" officeooo:rsid="0009e9d5" officeooo:paragraph-rsid="000e1382"/>
    </style:style>
    <style:style style:name="P9" style:family="paragraph" style:parent-style-name="Standard">
      <style:text-properties style:font-name="Palatino Linotype" officeooo:rsid="0009e9d5" officeooo:paragraph-rsid="00181dcf"/>
    </style:style>
    <style:style style:name="P10" style:family="paragraph" style:parent-style-name="Standard">
      <style:text-properties style:font-name="Palatino Linotype" officeooo:rsid="000cb13e" officeooo:paragraph-rsid="000cb13e"/>
    </style:style>
    <style:style style:name="P11" style:family="paragraph" style:parent-style-name="Standard">
      <style:text-properties style:font-name="Palatino Linotype" officeooo:rsid="000e1382" officeooo:paragraph-rsid="000e1382"/>
    </style:style>
    <style:style style:name="P12" style:family="paragraph" style:parent-style-name="Standard">
      <style:text-properties style:font-name="Palatino Linotype" officeooo:rsid="000f0369" officeooo:paragraph-rsid="000f0369"/>
    </style:style>
    <style:style style:name="P13" style:family="paragraph" style:parent-style-name="Standard">
      <style:text-properties style:font-name="Palatino Linotype" officeooo:rsid="00108c6c" officeooo:paragraph-rsid="00108c6c"/>
    </style:style>
    <style:style style:name="P14" style:family="paragraph" style:parent-style-name="Standard">
      <style:text-properties style:font-name="Palatino Linotype" officeooo:rsid="0010b50c" officeooo:paragraph-rsid="0010b50c"/>
    </style:style>
    <style:style style:name="P15" style:family="paragraph" style:parent-style-name="Standard">
      <style:text-properties style:font-name="Palatino Linotype" officeooo:rsid="00127367" officeooo:paragraph-rsid="00127367"/>
    </style:style>
    <style:style style:name="P16" style:family="paragraph" style:parent-style-name="Standard">
      <style:text-properties style:font-name="Palatino Linotype" officeooo:rsid="0012c3af" officeooo:paragraph-rsid="0012c3af"/>
    </style:style>
    <style:style style:name="P17" style:family="paragraph" style:parent-style-name="Standard">
      <style:text-properties style:font-name="Palatino Linotype" officeooo:rsid="0014867c" officeooo:paragraph-rsid="0014867c"/>
    </style:style>
    <style:style style:name="P18" style:family="paragraph" style:parent-style-name="Standard">
      <style:text-properties style:font-name="Palatino Linotype" officeooo:rsid="0018ede3" officeooo:paragraph-rsid="0018ede3"/>
    </style:style>
    <style:style style:name="P19" style:family="paragraph" style:parent-style-name="Standard">
      <style:text-properties style:font-name="Palatino Linotype" officeooo:rsid="001a8175" officeooo:paragraph-rsid="001a8175"/>
    </style:style>
    <style:style style:name="P20" style:family="paragraph" style:parent-style-name="Standard">
      <style:text-properties style:font-name="Palatino Linotype" fo:font-style="italic" officeooo:rsid="001a8175" officeooo:paragraph-rsid="0018ede3" style:font-style-asian="italic" style:font-style-complex="italic"/>
    </style:style>
    <style:style style:name="P21" style:family="paragraph" style:parent-style-name="Standard">
      <style:text-properties style:font-name="Palatino Linotype" fo:font-style="italic" officeooo:rsid="001a8175" officeooo:paragraph-rsid="001a8175" style:font-style-asian="italic" style:font-style-complex="italic"/>
    </style:style>
    <style:style style:name="P22" style:family="paragraph" style:parent-style-name="Standard">
      <style:text-properties style:font-name="Palatino Linotype" fo:font-style="normal" officeooo:rsid="001a8175" officeooo:paragraph-rsid="001a8175" style:font-style-asian="normal" style:font-style-complex="normal"/>
    </style:style>
    <style:style style:name="P23" style:family="paragraph" style:parent-style-name="Standard">
      <style:text-properties style:font-name="Palatino Linotype" fo:font-style="normal" officeooo:rsid="001d58a7" officeooo:paragraph-rsid="001d58a7" style:font-style-asian="normal" style:font-style-complex="normal"/>
    </style:style>
    <style:style style:name="P24" style:family="paragraph" style:parent-style-name="Standard">
      <style:text-properties style:font-name="Palatino Linotype" fo:font-style="normal" officeooo:rsid="001d60fb" officeooo:paragraph-rsid="0018ede3" style:font-style-asian="normal" style:font-style-complex="normal"/>
    </style:style>
    <style:style style:name="P25" style:family="paragraph" style:parent-style-name="Standard">
      <style:text-properties style:font-name="Palatino Linotype" fo:font-style="normal" officeooo:rsid="001f476e" officeooo:paragraph-rsid="001f476e" style:font-style-asian="normal" style:font-style-complex="normal"/>
    </style:style>
    <style:style style:name="T1" style:family="text">
      <style:text-properties officeooo:rsid="000805e9"/>
    </style:style>
    <style:style style:name="T2" style:family="text">
      <style:text-properties officeooo:rsid="0008a2f6"/>
    </style:style>
    <style:style style:name="T3" style:family="text">
      <style:text-properties fo:font-style="italic" officeooo:rsid="0010b50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476e" style:font-style-asian="normal" style:font-style-complex="normal"/>
    </style:style>
    <style:style style:name="T6" style:family="text">
      <style:text-properties officeooo:rsid="0008d6ad"/>
    </style:style>
    <style:style style:name="T7" style:family="text">
      <style:text-properties officeooo:rsid="0009e9d5"/>
    </style:style>
    <style:style style:name="T8" style:family="text">
      <style:text-properties officeooo:rsid="000a7e26"/>
    </style:style>
    <style:style style:name="T9" style:family="text">
      <style:text-properties officeooo:rsid="000cb13e"/>
    </style:style>
    <style:style style:name="T10" style:family="text">
      <style:text-properties officeooo:rsid="000e1382"/>
    </style:style>
    <style:style style:name="T11" style:family="text">
      <style:text-properties officeooo:rsid="000f0369"/>
    </style:style>
    <style:style style:name="T12" style:family="text">
      <style:text-properties officeooo:rsid="0010b50c"/>
    </style:style>
    <style:style style:name="T13" style:family="text">
      <style:text-properties officeooo:rsid="001218c4"/>
    </style:style>
    <style:style style:name="T14" style:family="text">
      <style:text-properties officeooo:rsid="00127367"/>
    </style:style>
    <style:style style:name="T15" style:family="text">
      <style:text-properties officeooo:rsid="0012c3af"/>
    </style:style>
    <style:style style:name="T16" style:family="text">
      <style:text-properties officeooo:rsid="00141d2f"/>
    </style:style>
    <style:style style:name="T17" style:family="text">
      <style:text-properties officeooo:rsid="0016521f"/>
    </style:style>
    <style:style style:name="T18" style:family="text">
      <style:text-properties officeooo:rsid="0017f3c7"/>
    </style:style>
    <style:style style:name="T19" style:family="text">
      <style:text-properties officeooo:rsid="00181dcf"/>
    </style:style>
    <style:style style:name="T20" style:family="text">
      <style:text-properties officeooo:rsid="001a8175"/>
    </style:style>
    <style:style style:name="T21" style:family="text">
      <style:text-properties officeooo:rsid="001b03cd"/>
    </style:style>
    <style:style style:name="T2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ampaně</text:p>
      <text:p text:style-name="P1"/>
      <text:p text:style-name="P1">ODS, ČSSD, KSČM– nic nového ani objevného, kampaně vesměs cílené na stabilní voličskou základnu, která je ovšem poslušná (zejména v případě KSČM) a k těm volbám přijde, i <text:s/>kdyby byl zrovna útok Prastarých zel. </text:p>
      <text:p text:style-name="P1">ČSSD měla jediný pamětihodný moment a to pamětihodný pouze svým WTF faktorem a to svezení se na imigrační vlně, <text:span text:style-name="T2">KSČM ani to ne. Ale po dlouhých letech si alespoň aktualizovali stránky, takže nyní vypadají jako z roku 2008 a ne jako z roku 1998. </text:span></text:p>
      <text:p text:style-name="P1"/>
      <text:p text:style-name="P1">Snad pouze ODS projevila něco jako invenci, nic<text:span text:style-name="T1">méně šlo převážně o invenci půjčování si od konkurentů (nic proti), alespoň jsem u nich viděla poprvé, že by apelovali na rozšíření elektronických služeb. </text:span></text:p>
      <text:p text:style-name="P3">Předvolební billboardy a webová prezentace mi zas nebezpečně připomínaly ANO. </text:p>
      <text:p text:style-name="P11"/>
      <text:p text:style-name="P11">Cíl: dokopat <text:span text:style-name="T11">své</text:span> stávající voliče, aby šli k volbám.</text:p>
      <text:p text:style-name="P11">Plnění: bohužel se jim to povedlo.</text:p>
      <text:p text:style-name="P11"/>
      <text:p text:style-name="P2"/>
      <text:p text:style-name="P3">ANO 2011</text:p>
      <text:p text:style-name="P4"><text:span text:style-name="T6">Opravdu by mne zajímalo, kdo jim vyrábí ty kampaně a kolik skutečně utratí za PR. </text:span></text:p>
      <text:p text:style-name="P4"><text:span text:style-name="T6">Neutrální (až nijaká)</text:span> rétorika, spousta jednoduchý<text:span text:style-name="T6">ch</text:span> proklamací, <text:span text:style-name="T6">sem tam v nespisovné, ergo lidovější řeči (makáme atd.)</text:span>, na fotografiích samé bílé košile, <text:span text:style-name="T6">c</text:span>ož <text:span text:style-name="T6">podvědomě</text:span> vzbuzuje v lidech důvěru a dojem, že osoby na obrázcích jsou poctivé a seriozní a široké úsměvy. </text:p>
      <text:p text:style-name="P5">Nůžky mezi potenciálními voliči napnuté až k nesnesení, snaží se ulovit hlasy všech (a k mému nemalému zármutku se jim to daří). <text:span text:style-name="T9">Nízkopříjmové skupiny obyvatel si zde najdou bič na sousedy, kteří podnikají a mají se lépe, malí a střední živnostníci se (dle mého bláhově) upínají k podpoře tohoto stavu a vůbec středostavovský volič, když neví, nejspíš sáhne po ANO, protože ti přece krást nebudou, mají dost (hahaha). </text:span></text:p>
      <text:p text:style-name="P5"><text:span text:style-name="T8">A jako první na kandidátce Jermanová, která se v komunální politice vyskytuje už téměř dvacet let, ergo ji alespoň někdo znát musí. </text:span></text:p>
      <text:p text:style-name="P3">Plus opravdu massivní reklamní kampaň. </text:p>
      <text:p text:style-name="P3">Jela jsem začátkem září přes půl kraje a schválně počítala, kolikrát kde uvidím předvolební pornografii. ANO suverénně vítězilo <text:span text:style-name="T7">a to tak, že v desítkách kusů. </text:span></text:p>
      <text:p text:style-name="P6">Obávám se, že kdo byl nerozhodný a jeho politické směřování není nějak zásadně jinam a chtěl jít volit, ten to hodil ANO. </text:p>
      <text:p text:style-name="P6"/>
      <text:p text:style-name="P11">Cíl: být volitelní pro kohokoliv, kdo není dostatečně vyhraněný</text:p>
      <text:p text:style-name="P11">Plnění: bohužel se jim to povedlo</text:p>
      <text:p text:style-name="P11"/>
      <text:p text:style-name="P11"/>
      <text:p text:style-name="P3"/>
      <text:p text:style-name="P7"/>
      <text:p text:style-name="P7"/>
      <text:p text:style-name="P7"><text:soft-page-break/>TOP 09</text:p>
      <text:p text:style-name="P10">Kampaň velmi kladla důraz na dojem „inteligentní a znalý volič, <text:span text:style-name="T10">kterému záleží na osobních svobodách a setrvání v EU</text:span> volí nás“ - což jim pochopitelně zčásti podřezalo větev. <text:span text:style-name="T10">Plus postrádali tak extrémně výrazné a komunálně známé osoby – Tiso se může rovnat Kupkovi, ale už ne Drábové či Rakušanovi. </text:span></text:p>
      <text:p text:style-name="P7"/>
      <text:p text:style-name="P11">Cíl: zapůsobit na proevropské liberální pravicov<text:span text:style-name="T18">ě</text:span>-<text:span text:style-name="T13">středoproudé</text:span> voliče</text:p>
      <text:p text:style-name="P11">Plnění: <text:span text:style-name="T14">zčásti splněno, nějaké zastupitele ulovili</text:span></text:p>
      <text:p text:style-name="P11"/>
      <text:p text:style-name="P11"/>
      <text:p text:style-name="P8">STAN</text:p>
      <text:p text:style-name="P9">Sázka na komunálně dlouhodobě známé a oblíbené politiky a zapamatovatelnou kampaň (melouny). Sice nebyli všudypřítomní, zato dokázali být dost viditelní a hlavně, vzhledem k „profláklosti“ Rakušana a Drábové se jim PR dělalo zčásti samo. <text:span text:style-name="T19">Silná a uvěřitelná pro-krajová orientace</text:span></text:p>
      <text:p text:style-name="P8"/>
      <text:p text:style-name="P11">Cíl: přesvědčit voliče, že budou vést kraj tak dobře, jak vedli „své“ vesnice</text:p>
      <text:p text:style-name="P11">Plnění: splněno</text:p>
      <text:p text:style-name="P11"/>
      <text:p text:style-name="P12"/>
      <text:p text:style-name="P12">SSO + Soukromníci</text:p>
      <text:p text:style-name="P13"><text:span text:style-name="T12">N</text:span>e úplně nelogické spojení dvou uskupení, z nichž z jednoho od počátku roku poněkud prchají členové a druhé zase skoro nikdo nezná. Voličskou základnu <text:span text:style-name="T12">nejspíš mají </text:span>podobnou. </text:p>
      <text:p text:style-name="P13">Kampaň <text:span text:style-name="T12">cílila na voliče silně konzervativní, euroskeptické pravicové, s negativním postojem k jakékoliv silnější roli státu nežli </text:span><text:span text:style-name="T3">stát je.</text:span></text:p>
      <text:p text:style-name="P13"/>
      <text:p text:style-name="P14">Cíl: přesvědčit voliče, že jejich svoboda je v ohrožení a zachráníme ji výstupem z EU</text:p>
      <text:p text:style-name="P14">Plnění: nic moc, asi je takových v SčK dost málo nebo šli volit SPD + SPO</text:p>
      <text:p text:style-name="P14"/>
      <text:p text:style-name="P14"/>
      <text:p text:style-name="P14">KDU-ČSL + SZ + SNK EDU</text:p>
      <text:p text:style-name="P15">Tohle vypadá jak začátek vtip<text:span text:style-name="T15">u</text:span>: Přijdou do hospody tři <text:span text:style-name="T15">do krajských voleb</text:span>…</text:p>
      <text:p text:style-name="P16">Akorát to nebyl vtip. Spojení tří slabých stran jednu silnou dohromady nedalo. Kampaň <text:span text:style-name="T16">slabá, nepříliš viditelná a</text:span> zoufale nijaká. <text:span text:style-name="T17">Plus bych řekla že někteří voliči SZ mohli mít problém s KDU. </text:span></text:p>
      <text:p text:style-name="P16"/>
      <text:p text:style-name="P16">Cíl: přesvědčit voliče, že ještě existují <text:s/>a když jim hodí hlas, třeba i něco udělají</text:p>
      <text:p text:style-name="P16">Plnění: nestalo se</text:p>
      <text:p text:style-name="P14"/>
      <text:p text:style-name="P17"/>
      <text:p text:style-name="P17"/>
      <text:p text:style-name="P17"/>
      <text:p text:style-name="P17"/>
      <text:p text:style-name="P17"><text:soft-page-break/>SPD + SPO</text:p>
      <text:p text:style-name="P18">Další Frankenstein, tentokrát sešitý z mladých kryptofašistů a starých <text:s/>komunistů. </text:p>
      <text:p text:style-name="P18">Kampaň cílila na typ voliče, který se každý večer třese před zlými imigranty z cizích zemí a nenažranými podnikateli, aniž by mu zároveň docházelo, že mediálním ksichtem jím volené strany je, řečeno její rétorikou, položlutý přivandrovalec a podnikatelský vykuk. </text:p>
      <text:p text:style-name="P18"/>
      <text:p text:style-name="P18">Cíl: přesvědčit voliče, že za všechno můžou uprchlíci <text:span text:style-name="T21">ve spojení s</text:span> EU </text:p>
      <text:p text:style-name="P18">Plnění: nepodařilo se, na druhou <text:span text:style-name="T20">stranu </text:span>mne výsledky v některých okresech docela otrávily</text:p>
      <text:p text:style-name="P24"><text:span text:style-name="T22"/></text:p>
      <text:p text:style-name="P24"><text:span text:style-name="T22"/></text:p>
      <text:p text:style-name="P25"><text:span text:style-name="T22">Piráti</text:span></text:p>
      <text:p text:style-name="P25"><text:span text:style-name="T22">Enfant terrible celých voleb. Kampaň cílila na voliče spíš mladší, dynamičtější, bez silné pravé či levé profilace (ale rozhodně se sociálním smýšlením), s vyšším vzděláním/na cestě k němu. Tedy více či méně „elektronickou generaci“, ať už věkem, nebo sociálním zařazením. </text:span></text:p>
      <text:p text:style-name="P25"><text:span text:style-name="T22">Nejmladší kandidát měl efekt jak pozitivní (pochopitelně o tom všichni psali, takže PR zadarmo), tak negativní (kecy o nabrání zkušeností). </text:span></text:p>
      <text:p text:style-name="P25"><text:span text:style-name="T22"/></text:p>
      <text:p text:style-name="P25"><text:span text:style-name="T22">Cíl: přesvědčit voliče, že to jde i jinak </text:span></text:p>
      <text:p text:style-name="P25"><text:span text:style-name="T22">Plnění: vzhledem k drtivé konkurenci a možnostem pirátských prostředků není ten výsledek zas tak hrozný</text:span></text:p>
      <text:p text:style-name="P25"><text:span text:style-name="T22"/></text:p>
      <text:p text:style-name="P25"><text:span text:style-name="T22"/></text:p>
      <text:p text:style-name="P23"><text:span text:style-name="T22"/></text:p>
      <text:p text:style-name="P20"/>
      <text:p text:style-name="P21">Koho volil náš elektorát? Babiše? Nebo nepřišel k volbám? Jak ho přesvědčit, aby to hodil příště Pirátům?</text:p>
      <text:p text:style-name="P22">Popravdě, jestli náš elektorát volí Babiše, tak potěš koště. Upřímně doufám, že nízký počet hlasů Pirátům jde na vrub silné konkurenci ve STAN a docela překvapivě možná i TOP 09. </text:p>
      <text:p text:style-name="P22">A pochopitelně i tomu, že náš milý elektorát opět nepřišel k volbám. Většina voličů Pirátů je spíš mladších, v pátek ještě nebyla doma a v sobotu mohla vyspávat, plus bylo deštivé počasí, což taky odradí, když jsou vám ty volby spíš jedno. </text:p>
      <text:p text:style-name="P22"/>
      <text:p text:style-name="P19"><text:span text:style-name="T4">Jak ho přesvědčit, aby to hodil Pirátům – asi by nebylo marné ulovit do řad Pirátů nějaké dlouhodobě oblíbené komunální politiky, jak se ukázalo, dělá to hodně. Možná příště zauvažovat nad nějakou koalicí. </text:span></text:p>
      <text:p text:style-name="P19"><text:span text:style-name="T4">A dělat to velmi dlouho před volbami (v řádu let), budovat si kontakty a známost. Nejspíš je to strašlivá otrava, ale nic lepšího mě nenapadá, kromě nalít do toho spoustu peněz a vyhrát na poli PR, ale takové zdroje Piráti prostě nemají. </text:span></text:p>
      <text:p text:style-name="P19"><text:span text:style-name="T4"/></text:p>
      <text:p text:style-name="P19"><text:span text:style-name="T4">Nu a s tím se pojí druhá otázka, jak voliče přesvědčit, aby k těm volbám vůbec šli – </text:span><text:span text:style-name="T5">dlouhodobá propagace strany,</text:span><text:span text:style-name="T4"> neustále ukazovat, co kde vedení kraje podělalo a jak by to s Piráty bylo lepší, ale to k těm volbám musíte jít et cetera ad nausea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19:08.405000000</meta:creation-date>
    <dc:date>2016-10-20T14:20:48.466000000</dc:date>
    <meta:editing-duration>PT1H56M29S</meta:editing-duration>
    <meta:editing-cycles>24</meta:editing-cycles>
    <meta:generator>LibreOffice/5.1.5.2$Windows_X86_64 LibreOffice_project/7a864d8825610a8c07cfc3bc01dd4fce6a9447e5</meta:generator>
    <meta:document-statistic meta:table-count="0" meta:image-count="0" meta:object-count="0" meta:page-count="3" meta:paragraph-count="51" meta:word-count="984" meta:character-count="6120" meta:non-whitespace-character-count="5157"/>
  </office:meta>
</office:document-meta>
</file>